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004dbb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Вопросы<text:s/></text:span><text:span text:style-name="T2">💎</text:span></text:p>
      <text:p text:style-name="P1"><text:span text:style-name="T3">1.<text:s/></text:span><text:span text:style-name="T4">Найдите еще три библиотеки (модуля), которые могут быть вам полезны в разработке.<text:s text:c="4"/>*Например, js-datepicker - для ввода дат, ChartJS - для работы с графиками и datatable для простых и удобных таблиц с пейджингом и сортировкой.*<text:line-break/></text:span><text:span text:style-name="T5"><text:s/></text:span><text:span text:style-name="T6">SweetAlert2 -<text:s/></text:span><text:span text:style-name="T7">красивые оповещения пользователя</text:span></text:p>
      <text:p text:style-name="P1"><text:span text:style-name="T8">Owl.carousel.js , Splide, Glide -<text:s/></text:span><text:span text:style-name="T9">плагины для создания слайдеров</text:span></text:p>
      <text:p text:style-name="P1"><text:span text:style-name="T10">Garlic -<text:s/></text:span><text:span text:style-name="T11">плагин jQuery, хранящий значения формы при помощи HTML5 LocalStorage.</text:span></text:p>
      <text:p text:style-name="P1"><text:span text:style-name="T12">Barba.js<text:s/></text:span><text:span text:style-name="T13">—</text:span><text:span text:style-name="T14"><text:s/></text:span><text:span text:style-name="T15">библиотека делает<text:s/></text:span><text:span text:style-name="T16">«</text:span><text:span text:style-name="T17">приложение одной страницы</text:span><text:span text:style-name="T18">». </text:span></text:p>
      <text:p text:style-name="P1"><text:span text:style-name="T19"><text:s text:c="3"/></text:span></text:p>
      <text:p text:style-name="P1"><text:span text:style-name="T19">2.<text:s/></text:span><text:span text:style-name="T20">Какие 2 обязательных шага нужно сделать до начала обращения к методам модулей? <text:line-break/></text:span><text:span text:style-name="T21">Нужно создать проект котором будут использоваться именно эти модули и<text:line-break/>$ npm init<text:line-break/>$ npm install &lt;module&gt;<text:line-break/>const module = require('module');</text:span></text:p>
      <text:p text:style-name="P1"><text:span text:style-name="T21"/></text:p>
      <text:p text:style-name="P1"><text:span text:style-name="T22">3.<text:s/></text:span><text:span text:style-name="T23">Как узнать, установлен ли у тебя менеджер пакетов **npm**?<text:line-break/></text:span><text:span text:style-name="T24">Командой</text:span><text:span text:style-name="T25"><text:s/></text:span><text:span text:style-name="T26">$ npm -v </text:span></text:p>
      <text:p text:style-name="P1"><text:span text:style-name="T27">4.<text:s/></text:span><text:span text:style-name="T28">Зачем нужен блок `finally`? <text:line-break/></text:span><text:span text:style-name="T29">Для того чтобы завершить процессы независимо от того есть ошибки или нет</text:span></text:p>
      <text:p text:style-name="P1"><text:span text:style-name="T30"/></text:p>
      <text:p text:style-name="P1"><text:span text:style-name="T30">5.<text:s/></text:span><text:span text:style-name="T31">Есть следующий код:</text:span></text:p>
      <text:p text:style-name="P1"><text:span text:style-name="T32"><text:s text:c="4"/>```jsx</text:span></text:p>
      <text:p text:style-name="P1"><text:span text:style-name="T32"><text:s text:c="4"/>let user = undefined;</text:span></text:p>
      <text:p text:style-name="P1"><text:span text:style-name="T32"><text:s text:c="4"/>alert(`</text:span><text:span text:style-name="T33">Привет, ${user.name}`);</text:span></text:p>
      <text:p text:style-name="P2"><text:span text:style-name="T34"><text:s text:c="2"/>```<text:line-break/><text:s/></text:span><text:span text:style-name="T35">Как сделать так, чтобы при обращении к нему выводилось внятное сообщение об ошибке "Имя пользователя не заполнено"?<text:line-break/></text:span><text:span text:style-name="T36">try {</text:span></text:p>
      <text:p text:style-name="P2"><text:span text:style-name="T36"><text:s text:c="2"/>alert(`</text:span><text:span text:style-name="T37">Привет, ${user.name}`);</text:span></text:p>
      <text:p text:style-name="P2"><text:span text:style-name="T37">} catch (err) {</text:span></text:p>
      <text:p text:style-name="P2"><text:span text:style-name="T37"><text:s text:c="2"/></text:span><text:span text:style-name="T38">alert("</text:span><text:span text:style-name="T39">Имя пользователя не заполнено</text:span><text:span text:style-name="T40">");</text:span><text:span text:style-name="T41"/></text:p>
      <text:p text:style-name="P2"><text:span text:style-name="T41">}</text:span><text:span text:style-name="T42"><text:s text:c="2"/></text:span></text:p>
      <text:p text:style-name="P2"><text:span text:style-name="T43"><text:s text:c="4"/></text:span></text:p>
      <text:p text:style-name="P3"><text:span text:style-name="T43">6.<text:s/></text:span><text:span text:style-name="T44">Как сгенерировать собственную ошибку, например, в случае некорректного формата данных?<text:line-break/></text:span><text:span text:style-name="T45">throw new SyntaxError("Некорректный формат данных");</text:span></text:p>
      <text:p text:style-name="P3"><text:span text:style-name="T46"/></text:p>
      <text:p text:style-name="P3"><text:span text:style-name="T47">7.<text:s/></text:span><text:span text:style-name="T48">Какую команду надо ввести, чтобы сгенерировался файл package.json?<text:line-break/></text:span><text:span text:style-name="T49">$ npm init</text:span></text:p>
      <text:p text:style-name="P3"><text:span text:style-name="T49"/></text:p>
      <text:p text:style-name="P3"><text:span text:style-name="T50">8.<text:s/></text:span><text:span text:style-name="T51">Приведите пример захвата ошибки в случае некорректного преобразования данных</text:span><text:span text:style-name="T52"/></text:p>
      <text:p text:style-name="P3"><text:span text:style-name="T52">try {</text:span></text:p>
      <text:p text:style-name="P3"><text:span text:style-name="T52"><text:s text:c="2"/></text:span><text:span text:style-name="T53">console.log(parseInt('</text:span><text:span text:style-name="T54">ыыыы'));</text:span><text:span text:style-name="T55"/></text:p>
      <text:p text:style-name="P3"><text:span text:style-name="T55">} catch (err) {</text:span></text:p>
      <text:p text:style-name="P3"><text:span text:style-name="T55"><text:s text:c="2"/></text:span><text:span text:style-name="T56">alert("</text:span><text:span text:style-name="T57">Указанное значение не является числом</text:span><text:span text:style-name="T58">");</text:span><text:span text:style-name="T59"/></text:p>
      <text:p text:style-name="P3"><text:span text:style-name="T59">}</text:span><text:span text:style-name="T60"><text:s text:c="2"/></text:span></text:p>
      <text:p text:style-name="P3"><text:span text:style-name="T61"/></text:p>
      <text:p text:style-name="P3"><text:span text:style-name="T62">9.<text:s/></text:span><text:span text:style-name="T63">Изучите документацию к библиотеке moment и скажите, как вывести название дня недели по дате?<text:line-break/></text:span><text:span text:style-name="T64"><text:s text:c="4"/>let mydate = "2021-12-24T00:00:00";</text:span><text:span text:style-name="T65"><text:s/>//<text:s/></text:span><text:span text:style-name="T66">вводим дату</text:span></text:p>
      <text:p text:style-name="P3"><text:span text:style-name="T66"><text:s text:c="4"/>let weekDayName = moment(mydate).format('dddd');</text:span></text:p>
      <text:p text:style-name="P3"><text:span text:style-name="T66"><text:s text:c="4"/>console.log(weekDayName);<text:s/></text:span><text:span text:style-name="T67">//<text:s/></text:span><text:span text:style-name="T68">получаем день недели</text:span></text:p>
      <text:p text:style-name="P3"><text:span text:style-name="T69"/></text:p>
      <text:p text:style-name="P3"><text:span text:style-name="T70">10.<text:s/></text:span><text:span text:style-name="T71">Что такое сборщик и зачем он нужен? Какие еще бывают сборщики помимо *browserify*?<text:line-break/></text:span><text:span text:style-name="T72">Webpack,<text:s/></text:span><text:span text:style-name="T73">Parsel</text:span><text:span text:style-name="T74"/></text:p>
      <text:p text:style-name="P3"><text:span text:style-name="T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